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4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Sabbath Emor/</text:p>
      <text:p text:style-name="P7"/>
      <text:p text:style-name="P6">Our Lord and Lawgiver.! <text:s/>Full of solemn warning is the event,/ with the narrative of which the lesson of this Sabbath concludes./ <text:s/>It is even a Divine admonition to mothers in Israel. <text:s/>For the/ pages of Thy heavenly volume which record the punishment/ meted out to a blasphemer, connect with his crime the name of/ the woman, who gave him birth. <text:s/>Shelomith shamed her/ race by contracting a matrimonial alliance with an Egyptian/ idolater, and Thou didst consign her memory to the Dishonored/ mention of all future generations. <text:s/>Yet, because Thou art/ abundant in mercy, Thou mightest have suffered the/ offender to atone for her misdeed. <text:s/>She might have contracted/ the ill-effects of her early error, by watching with constancy/ over the training of her child. <text:s/>She might have prevented the/ evil example of a heathen father from becoming rooted in the/ heart of her son, and by leading the latter in the way of godliness,/ have found favor in Thy sight. <text:s/>But that she did not/ so beneficially exercise her national powers, Thou hast caused/ us to understand by the ignominious death of her offspring, which/ gave her also an eternity of disgrace. <text:s/>Oh! may they/ for whom Thou didst mainly design the heavenly lesson,/</text:p>
      <text:p text:style-name="P6"/>
      <text:p text:style-name="P6">[Page 2]</text:p>
      <text:p text:style-name="P6">ponder seriously thereon. <text:s/>In an age, when woman is/ almost forcibly driven beyond her legitimate sphere, Grant that/ the daughters of Thy people <text:span text:style-name="T2">comprehend</text:span><text:span text:style-name="T3"> may know and appreciate the field/ Thou hast assigned for their labor. <text:s/>May the healthful reductions/ properly belonging to their sex, </text:span><text:span text:style-name="T2">may</text:span><text:span text:style-name="T3"> be </text:span><text:soft-page-break/><text:span text:style-name="T3">never cast aside./ <text:s/>For verily O Lord! disastrous to our household would prove such/ an occurrence. <text:s/>Let our mothers understand that not by rivalling[sic!] man in all his multifarious pursuits, can they purify society,/ but rather by their guarding their own homes against pollutions;/ by supplying the human race with beings of high character, remark-/-able for their piety and uprightness. <text:s/>May they upon whom/ chiefly devolves the duty of shaping rightly the heart of the/ community, be imbued with a sense of their great responsibility./ <text:s/>Grant that the women of Israel may never copy the example/ of the mother of the blasphemer, who according to the exposition/ of our Sages, sought to attract by her address and manners,/ but imitate the model beautifully depicted in the book of/ proverbs by the ancient moralist. <text:s/>Like her let them glory in/ being the gentle counsellors[sic!] of their copartners, the bright light/ of their children's earthly path, then will their progeny rise/ and call them happy, even their husbands at the gate,/ and bestow on them a well-merited [?] of prais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4T15:13:39.68</meta:creation-date>
    <dc:date>2012-05-24T15:33:42.69</dc:date>
    <dc:creator>Penn Libraries</dc:creator>
    <meta:editing-duration>PT00H04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5" meta:word-count="592" meta:character-count="3865"/>
  </office:meta>
</office:document-meta>
</file>